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te cronograma de atividades tem a duração de 16 semanas e encontra-se em execução.</text:p>
      <text:p text:style-name="Standard"/>
      <text:p text:style-name="Standard">Semana 01: 15 a 21 de fevereiro;</text:p>
      <text:p text:style-name="Standard"><text:tab/>Pesquisa de linguagem de categoria 2h;</text:p>
      <text:p text:style-name="Standard"><text:tab/>Pesquisa teórica 4h;</text:p>
      <text:p text:style-name="Standard"><text:tab/>Design de marca 4h;</text:p>
      <text:p text:style-name="Standard"><text:tab/>Design de rótulos 2h;</text:p>
      <text:p text:style-name="Standard"><text:tab/>Reunião de planejamento 2h;</text:p>
      <text:p text:style-name="Standard"><text:tab/>Pesquisa e definição de fornecedores (potes, tampas e lacres) 3h;</text:p>
      <text:p text:style-name="Standard"/>
      <text:p text:style-name="Standard">Semana 02: 22 a 28 de fevereiro;</text:p>
      <text:p text:style-name="Standard"><text:tab/>Pesquisa teórica 2h</text:p>
      <text:p text:style-name="Standard"><text:tab/>Design de marca 4h;</text:p>
      <text:p text:style-name="P1">Design de rótulos 6h;</text:p>
      <text:p text:style-name="P1">Pesquisa e definição de fornecedores (adesivos) 2h;</text:p>
      <text:p text:style-name="P1"/>
      <text:p text:style-name="Standard">Semana 03: 01 a 07 de março;</text:p>
      <text:p text:style-name="Standard"><text:tab/>Pesquisa teórica + legislação e formalização 4h;</text:p>
      <text:p text:style-name="Standard"><text:tab/>Embalagem de mel para teste piloto de venda 2h;</text:p>
      <text:p text:style-name="P1">Design de rótulos 2h;</text:p>
      <text:p text:style-name="P1">Testes de impressão e correção dos rótulos 2h;</text:p>
      <text:p text:style-name="P1"/>
      <text:p text:style-name="Standard">Semana 04: 08 a 14 de março;</text:p>
      <text:p text:style-name="Standard"><text:tab/>Estudo de concorrência direta e indireta 2h;</text:p>
      <text:p text:style-name="Standard"><text:tab/>Design de Embalagens 3h;</text:p>
      <text:p text:style-name="P2"><text:soft-page-break/><text:tab/>Pesquisa de linguagem de categoria;</text:p>
      <text:p text:style-name="P2"><text:tab/>Esboços iniciais;</text:p>
      <text:p text:style-name="P2">Preparação de pitch e canvas 4h;</text:p>
      <text:p text:style-name="P2"/>
      <text:p text:style-name="Standard">Semana 05:</text:p>
      <text:p text:style-name="Standard"/>
      <text:p text:style-name="Standard">Semana 06: </text:p>
      <text:p text:style-name="Standard"/>
      <text:p text:style-name="Standard">Semana 07:</text:p>
      <text:p text:style-name="Standard"/>
      <text:p text:style-name="Standard">Semana 08:</text:p>
      <text:p text:style-name="Standard"/>
      <text:p text:style-name="Standard">Semana 09:</text:p>
      <text:p text:style-name="Standard"/>
      <text:p text:style-name="Standard">Semana 10:</text:p>
      <text:p text:style-name="Standard"/>
      <text:p text:style-name="Standard">Semana 11:</text:p>
      <text:p text:style-name="Standard"/>
      <text:p text:style-name="Standard">Semana 12:</text:p>
      <text:p text:style-name="Standard"/>
      <text:p text:style-name="Standard">Semana 13:</text:p>
      <text:p text:style-name="Standard"/>
      <text:p text:style-name="Standard">Semana 14:</text:p>
      <text:p text:style-name="Standard"/>
      <text:p text:style-name="Standard">Semana 15:</text:p>
      <text:p text:style-name="Standard"/>
      <text:p text:style-name="Standard"><text:soft-page-break/>Semana 16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6" meta:word-count="167" meta:character-count="953" meta:non-whitespace-character-count="807"/>
    <meta:generator>LibreOfficeDev/6.0.5.2$Linux_X86_64 LibreOffice_project/</meta:generator>
  </office:meta>
</office:document-meta>
</file>